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17.505cm"/>
    </style:style>
    <style:style style:name="co3" style:family="table-column">
      <style:table-column-properties fo:break-before="auto" style:column-width="6.232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6.45cm"/>
    </style:style>
    <style:style style:name="co10" style:family="table-column">
      <style:table-column-properties fo:break-before="auto" style:column-width="4.891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8.757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736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ackground-color="#12762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style:vertical-align="to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4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number-columns-repeated="16" table:default-cell-style-name="ce8"/>
        <table:table-column table:style-name="co7" table:number-columns-repeated="998" table:default-cell-style-name="ce8"/>
        <table:table-column table:style-name="co6" table:number-columns-repeated="15359" table:default-cell-style-name="ce8"/>
        <table:table-column table:style-name="co8" table:default-cell-style-name="ce8"/>
        <table:table-row table:style-name="ro1">
          <table:table-cell table:number-columns-repeated="16384"/>
        </table:table-row>
        <table:table-row table:style-name="ro2">
          <table:table-cell/>
          <table:table-cell table:style-name="ce9" office:value-type="string" calcext:value-type="string">
            <text:p>Pregunta</text:p>
          </table:table-cell>
          <table:table-cell table:style-name="ce9" office:value-type="string" calcext:value-type="string">
            <text:p>Resposta 1</text:p>
          </table:table-cell>
          <table:table-cell table:style-name="ce9" office:value-type="string" calcext:value-type="string">
            <text:p>Resposta 2</text:p>
          </table:table-cell>
          <table:table-cell table:style-name="ce9" office:value-type="string" calcext:value-type="string">
            <text:p>Resposta 3</text:p>
          </table:table-cell>
          <table:table-cell table:style-name="ce9" office:value-type="string" calcext:value-type="string">
            <text:p>Resposta 4</text:p>
          </table:table-cell>
          <table:table-cell table:style-name="ce9" office:value-type="string" calcext:value-type="string">
            <text:p>Resposta correcta</text:p>
          </table:table-cell>
          <table:table-cell table:number-columns-repeated="1637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ina és la tensió màxima permesa per a les xarxes de baixa tensió (BT) en corrent alterna?</text:p>
          </table:table-cell>
          <table:table-cell office:value-type="string" calcext:value-type="string">
            <text:p>500V</text:p>
          </table:table-cell>
          <table:table-cell office:value-type="string" calcext:value-type="string">
            <text:p>1000V</text:p>
          </table:table-cell>
          <table:table-cell office:value-type="string" calcext:value-type="string">
            <text:p>1500V</text:p>
          </table:table-cell>
          <table:table-cell office:value-type="string" calcext:value-type="string">
            <text:p>2000V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ina normativa han de complir les xarxes de distribució de baixa tensió?</text:p>
          </table:table-cell>
          <table:table-cell office:value-type="string" calcext:value-type="string">
            <text:p>REBT (ITC-BT 06 y ITC-BT 07)</text:p>
          </table:table-cell>
          <table:table-cell office:value-type="string" calcext:value-type="string">
            <text:p>Normativa Europea IEC</text:p>
          </table:table-cell>
          <table:table-cell office:value-type="string" calcext:value-type="string">
            <text:p>Reglament BT-08</text:p>
          </table:table-cell>
          <table:table-cell office:value-type="string" calcext:value-type="string">
            <text:p>ISO 9001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in avantatge tenen les xarxes aèries de baixa tensió?</text:p>
          </table:table-cell>
          <table:table-cell office:value-type="string" calcext:value-type="string">
            <text:p>Menor impacte visual</text:p>
          </table:table-cell>
          <table:table-cell office:value-type="string" calcext:value-type="string">
            <text:p>Major resistència als llamps</text:p>
          </table:table-cell>
          <table:table-cell office:value-type="string" calcext:value-type="string">
            <text:p>Instal·lació i manteniment més fàcils</text:p>
          </table:table-cell>
          <table:table-cell office:value-type="string" calcext:value-type="string">
            <text:p>Localització d’avaries més senzilla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uin és el material més comú per als conductors en xarxes de baixa tensió tibades?</text:p>
          </table:table-cell>
          <table:table-cell office:value-type="string" calcext:value-type="string">
            <text:p>Coure</text:p>
          </table:table-cell>
          <table:table-cell office:value-type="string" calcext:value-type="string">
            <text:p>Alumini</text:p>
          </table:table-cell>
          <table:table-cell office:value-type="string" calcext:value-type="string">
            <text:p>Acer inoxidable</text:p>
          </table:table-cell>
          <table:table-cell office:value-type="string" calcext:value-type="string">
            <text:p>Ferro galvanitzat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uin material s’utilitza habitualment per a l’aïllament de cables en xarxes de baixa tensió?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Polietilè reticulat (XLPE)</text:p>
          </table:table-cell>
          <table:table-cell office:value-type="string" calcext:value-type="string">
            <text:p>Cautxú</text:p>
          </table:table-cell>
          <table:table-cell office:value-type="string" calcext:value-type="string">
            <text:p>Fibra de vidre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n una línia trifàsica de baixa tensió, quina secció mínima ha de tenir el neutre?</text:p>
          </table:table-cell>
          <table:table-cell office:value-type="string" calcext:value-type="string">
            <text:p>Igual que la secció de la fase</text:p>
          </table:table-cell>
          <table:table-cell office:value-type="string" calcext:value-type="string">
            <text:p>Menor que la fase</text:p>
          </table:table-cell>
          <table:table-cell office:value-type="string" calcext:value-type="string">
            <text:p>1,5 vegades la fase</text:p>
          </table:table-cell>
          <table:table-cell office:value-type="string" calcext:value-type="string">
            <text:p>Depèn del tipus de conductor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Quina característica tenen els conductors de cables nus (despullats)?</text:p>
          </table:table-cell>
          <table:table-cell office:value-type="string" calcext:value-type="string">
            <text:p>Són d’acer inoxidable</text:p>
          </table:table-cell>
          <table:table-cell office:value-type="string" calcext:value-type="string">
            <text:p>No tenen aïllament</text:p>
          </table:table-cell>
          <table:table-cell office:value-type="string" calcext:value-type="string">
            <text:p>Estan fets de plom</text:p>
          </table:table-cell>
          <table:table-cell office:value-type="string" calcext:value-type="string">
            <text:p>S’utilitzen en xarxes soterrades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da quants metres s'ha de connectar el neutre a terra en xarxes públiques de baixa tensió?</text:p>
          </table:table-cell>
          <table:table-cell office:value-type="string" calcext:value-type="string">
            <text:p>Cada 100 metres</text:p>
          </table:table-cell>
          <table:table-cell office:value-type="string" calcext:value-type="string">
            <text:p>Cada 500 metres</text:p>
          </table:table-cell>
          <table:table-cell office:value-type="string" calcext:value-type="string">
            <text:p>Cada 1000 metres</text:p>
          </table:table-cell>
          <table:table-cell office:value-type="string" calcext:value-type="string">
            <text:p>Cada 50 metres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Quin tipus de suport s’utilitza per suportar tant el pes com la tensió dels cables en xarxes tibades?</text:p>
          </table:table-cell>
          <table:table-cell office:value-type="string" calcext:value-type="string">
            <text:p>Suports d’alineació</text:p>
          </table:table-cell>
          <table:table-cell office:value-type="string" calcext:value-type="string">
            <text:p>Suports d’ancoratge</text:p>
          </table:table-cell>
          <table:table-cell office:value-type="string" calcext:value-type="string">
            <text:p>Suports de fusta</text:p>
          </table:table-cell>
          <table:table-cell office:value-type="string" calcext:value-type="string">
            <text:p>Suports metàl·lics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Quina és l’altura mínima que ha de tenir una línia de baixa tensió tibada sobre una via pública?</text:p>
          </table:table-cell>
          <table:table-cell office:value-type="string" calcext:value-type="string">
            <text:p>4 metres</text:p>
          </table:table-cell>
          <table:table-cell office:value-type="string" calcext:value-type="string">
            <text:p>5 metres</text:p>
          </table:table-cell>
          <table:table-cell office:value-type="string" calcext:value-type="string">
            <text:p>6 metres</text:p>
          </table:table-cell>
          <table:table-cell office:value-type="string" calcext:value-type="string">
            <text:p>3 metres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638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638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638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383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6383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16383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6383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6383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16383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16383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6383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16383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6383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16383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16383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16383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16383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16383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16383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16383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16383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16383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16383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6383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16383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16383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1638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638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638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6383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6383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16383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16383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16383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16383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16383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16383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16383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16383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16383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16383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16383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16383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16383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16383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16383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16383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16383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16383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16383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16383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16383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16383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16383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16383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16383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16383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16383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16383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16383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16383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16383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16383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16383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16383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16383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1638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16383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16383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16383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16383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16383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16383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16383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16383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16383"/>
        </table:table-row>
        <table:table-row table:style-name="ro3" table:number-rows-repeated="120">
          <table:table-cell table:number-columns-repeated="16384"/>
        </table:table-row>
        <table:table-row table:style-name="ro4" table:number-rows-repeated="773">
          <table:table-cell table:number-columns-repeated="16384"/>
        </table:table-row>
        <table:table-row table:style-name="ro5" table:number-rows-repeated="104758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Full2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7" table:default-cell-style-name="Default"/>
        <table:table-row table:style-name="ro6">
          <table:table-cell/>
          <table:table-cell table:formula="of:=COM.MICROSOFT.CONCAT([.I3:.I12])" office:value-type="string" office:string-value="[&#10;&quot;Quina és la tensió màxima permesa per a les xarxes de baixa tensió (BT) en corrent alterna?&quot;,&#10;&quot;500V&quot;,&#10;&quot;1000V&quot;,&#10;&quot;1500V&quot;,&#10;&quot;2000V&quot;,&#10;],&#10;[&#10;&quot;Quina normativa han de complir les xarxes de distribució de baixa tensió?&quot;,&#10;&quot;REBT (ITC-BT 06 y ITC-BT 07)&quot;,&#10;&quot;Normativa Europea IEC&quot;,&#10;&quot;Reglament BT-08&quot;,&#10;&quot;ISO 9001&quot;,&#10;],&#10;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[&#10;&quot;Quin és el material més comú per als conductors en xarxes de baixa tensió tibades?&quot;,&#10;&quot;Coure&quot;,&#10;&quot;Alumini&quot;,&#10;&quot;Acer inoxidable&quot;,&#10;&quot;Ferro galvanitzat&quot;,&#10;],&#10;[&#10;&quot;Quin material s’utilitza habitualment per a l’aïllament de cables en xarxes de baixa tensió?&quot;,&#10;&quot;PVC&quot;,&#10;&quot;Polietilè reticulat (XLPE)&quot;,&#10;&quot;Cautxú&quot;,&#10;&quot;Fibra de vidre&quot;,&#10;],&#10;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[&#10;&quot;Quina característica tenen els conductors de cables nus (despullats)?&quot;,&#10;&quot;Són d’acer inoxidable&quot;,&#10;&quot;No tenen aïllament&quot;,&#10;&quot;Estan fets de plom&quot;,&#10;&quot;S’utilitzen en xarxes soterrades&quot;,&#10;],&#10;[&#10;&quot;Cada quants metres s'ha de connectar el neutre a terra en xarxes públiques de baixa tensió?&quot;,&#10;&quot;Cada 100 metres&quot;,&#10;&quot;Cada 500 metres&quot;,&#10;&quot;Cada 1000 metres&quot;,&#10;&quot;Cada 50 metres&quot;,&#10;],&#10;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[&#10;&quot;Quina és l’altura mínima que ha de tenir una línia de baixa tensió tibada sobre una via pública?&quot;,&#10;&quot;4 metres&quot;,&#10;&quot;5 metres&quot;,&#10;&quot;6 metres&quot;,&#10;&quot;3 metres&quot;,&#10;],&#10;" calcext:value-type="string">
            <text:p>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/>
          </table:table-cell>
          <table:table-cell table:style-name="ce13" table:formula="of:=COM.MICROSOFT.CONCAT([.J3:.J12])" office:value-type="string" office:string-value="2, 1, 3, 2, 2, 4, 3, 2, 2, 2, " calcext:value-type="string">
            <text:p>2, 1, 3, 2, 2, 4, 3, 2, 2, 2, </text:p>
          </table:table-cell>
          <table:table-cell table:number-columns-repeated="7"/>
        </table:table-row>
        <table:table-row table:style-name="ro7">
          <table:table-cell table:number-columns-repeated="10"/>
        </table:table-row>
        <table:table-row table:style-name="ro8">
          <table:table-cell table:number-columns-repeated="3"/>
          <table:table-cell table:formula="of:=COM.MICROSOFT.CONCAT(CHAR(34);[$Sheet1.B3];CHAR(34);&quot;,&quot;;CHAR(10))" office:value-type="string" office:string-value="&quot;Quina és la tensió màxima permesa per a les xarxes de baixa tensió (BT) en corrent alterna?&quot;,&#10;" calcext:value-type="string">
            <text:p>"Quina és la tensió màxima permesa per a les xarxes de baixa tensió (BT) en corrent alterna?",</text:p>
            <text:p/>
          </table:table-cell>
          <table:table-cell table:formula="of:=COM.MICROSOFT.CONCAT(CHAR(34);[$Sheet1.C3];CHAR(34);&quot;,&quot;;CHAR(10))" office:value-type="string" office:string-value="&quot;500V&quot;,&#10;" calcext:value-type="string">
            <text:p>"500V",</text:p>
            <text:p/>
          </table:table-cell>
          <table:table-cell table:formula="of:=COM.MICROSOFT.CONCAT(CHAR(34);[$Sheet1.D3];CHAR(34);&quot;,&quot;;CHAR(10))" office:value-type="string" office:string-value="&quot;1000V&quot;,&#10;" calcext:value-type="string">
            <text:p>"1000V",</text:p>
            <text:p/>
          </table:table-cell>
          <table:table-cell table:formula="of:=COM.MICROSOFT.CONCAT(CHAR(34);[$Sheet1.E3];CHAR(34);&quot;,&quot;;CHAR(10))" office:value-type="string" office:string-value="&quot;1500V&quot;,&#10;" calcext:value-type="string">
            <text:p>"1500V",</text:p>
            <text:p/>
          </table:table-cell>
          <table:table-cell table:formula="of:=COM.MICROSOFT.CONCAT(CHAR(34);[$Sheet1.F3];CHAR(34);&quot;,&quot;)" office:value-type="string" office:string-value="&quot;2000V&quot;," calcext:value-type="string">
            <text:p>"2000V",</text:p>
          </table:table-cell>
          <table:table-cell table:formula="of:=COM.MICROSOFT.CONCAT(&quot;[&quot;;CHAR(10);[.D3:.H3];CHAR(10);&quot;],&quot;;CHAR(10))" office:value-type="string" office:string-value="[&#10;&quot;Quina és la tensió màxima permesa per a les xarxes de baixa tensió (BT) en corrent alterna?&quot;,&#10;&quot;500V&quot;,&#10;&quot;1000V&quot;,&#10;&quot;1500V&quot;,&#10;&quot;2000V&quot;,&#10;],&#10;" calcext:value-type="string">
            <text:p>[</text:p>
            <text:p>"Quina és la tensió màxima permesa per a les xarxes de baixa tensió (BT) en corrent alterna?",</text:p>
            <text:p>"500V",</text:p>
            <text:p>"1000V",</text:p>
            <text:p>"1500V",</text:p>
            <text:p>"2000V",</text:p>
            <text:p>],</text:p>
            <text:p/>
          </table:table-cell>
          <table:table-cell table:formula="of:=COM.MICROSOFT.CONCAT([$Sheet1.G3];&quot;, &quot;)" office:value-type="string" office:string-value="2, " calcext:value-type="string">
            <text:p>2, </text:p>
          </table:table-cell>
        </table:table-row>
        <table:table-row table:style-name="ro9">
          <table:table-cell table:number-columns-repeated="3"/>
          <table:table-cell table:formula="of:=COM.MICROSOFT.CONCAT(CHAR(34);[$Sheet1.B4];CHAR(34);&quot;,&quot;;CHAR(10))" office:value-type="string" office:string-value="&quot;Quina normativa han de complir les xarxes de distribució de baixa tensió?&quot;,&#10;" calcext:value-type="string">
            <text:p>"Quina normativa han de complir les xarxes de distribució de baixa tensió?",</text:p>
            <text:p/>
          </table:table-cell>
          <table:table-cell table:formula="of:=COM.MICROSOFT.CONCAT(CHAR(34);[$Sheet1.C4];CHAR(34);&quot;,&quot;;CHAR(10))" office:value-type="string" office:string-value="&quot;REBT (ITC-BT 06 y ITC-BT 07)&quot;,&#10;" calcext:value-type="string">
            <text:p>"REBT (ITC-BT 06 y ITC-BT 07)",</text:p>
            <text:p/>
          </table:table-cell>
          <table:table-cell table:formula="of:=COM.MICROSOFT.CONCAT(CHAR(34);[$Sheet1.D4];CHAR(34);&quot;,&quot;;CHAR(10))" office:value-type="string" office:string-value="&quot;Normativa Europea IEC&quot;,&#10;" calcext:value-type="string">
            <text:p>"Normativa Europea IEC",</text:p>
            <text:p/>
          </table:table-cell>
          <table:table-cell table:formula="of:=COM.MICROSOFT.CONCAT(CHAR(34);[$Sheet1.E4];CHAR(34);&quot;,&quot;;CHAR(10))" office:value-type="string" office:string-value="&quot;Reglament BT-08&quot;,&#10;" calcext:value-type="string">
            <text:p>"Reglament BT-08",</text:p>
            <text:p/>
          </table:table-cell>
          <table:table-cell table:formula="of:=COM.MICROSOFT.CONCAT(CHAR(34);[$Sheet1.F4];CHAR(34);&quot;,&quot;)" office:value-type="string" office:string-value="&quot;ISO 9001&quot;," calcext:value-type="string">
            <text:p>"ISO 9001",</text:p>
          </table:table-cell>
          <table:table-cell table:formula="of:=COM.MICROSOFT.CONCAT(&quot;[&quot;;CHAR(10);[.D4:.H4];CHAR(10);&quot;],&quot;;CHAR(10))" office:value-type="string" office:string-value="[&#10;&quot;Quina normativa han de complir les xarxes de distribució de baixa tensió?&quot;,&#10;&quot;REBT (ITC-BT 06 y ITC-BT 07)&quot;,&#10;&quot;Normativa Europea IEC&quot;,&#10;&quot;Reglament BT-08&quot;,&#10;&quot;ISO 9001&quot;,&#10;],&#10;" calcext:value-type="string">
            <text:p>[</text:p>
            <text:p>"Quina normativa han de complir les xarxes de distribució de baixa tensió?",</text:p>
            <text:p>"REBT (ITC-BT 06 y ITC-BT 07)",</text:p>
            <text:p>"Normativa Europea IEC",</text:p>
            <text:p>"Reglament BT-08",</text:p>
            <text:p>"ISO 9001",</text:p>
            <text:p>],</text:p>
            <text:p/>
          </table:table-cell>
          <table:table-cell table:formula="of:=COM.MICROSOFT.CONCAT([$Sheet1.G4];&quot;, &quot;)" office:value-type="string" office:string-value="1, " calcext:value-type="string">
            <text:p>1, </text:p>
          </table:table-cell>
        </table:table-row>
        <table:table-row table:style-name="ro10">
          <table:table-cell table:number-columns-repeated="3"/>
          <table:table-cell table:formula="of:=COM.MICROSOFT.CONCAT(CHAR(34);[$Sheet1.B5];CHAR(34);&quot;,&quot;;CHAR(10))" office:value-type="string" office:string-value="&quot;Quin avantatge tenen les xarxes aèries de baixa tensió?&quot;,&#10;" calcext:value-type="string">
            <text:p>"Quin avantatge tenen les xarxes aèries de baixa tensió?",</text:p>
            <text:p/>
          </table:table-cell>
          <table:table-cell table:formula="of:=COM.MICROSOFT.CONCAT(CHAR(34);[$Sheet1.C5];CHAR(34);&quot;,&quot;;CHAR(10))" office:value-type="string" office:string-value="&quot;Menor impacte visual&quot;,&#10;" calcext:value-type="string">
            <text:p>"Menor impacte visual",</text:p>
            <text:p/>
          </table:table-cell>
          <table:table-cell table:formula="of:=COM.MICROSOFT.CONCAT(CHAR(34);[$Sheet1.D5];CHAR(34);&quot;,&quot;;CHAR(10))" office:value-type="string" office:string-value="&quot;Major resistència als llamps&quot;,&#10;" calcext:value-type="string">
            <text:p>"Major resistència als llamps",</text:p>
            <text:p/>
          </table:table-cell>
          <table:table-cell table:formula="of:=COM.MICROSOFT.CONCAT(CHAR(34);[$Sheet1.E5];CHAR(34);&quot;,&quot;;CHAR(10))" office:value-type="string" office:string-value="&quot;Instal·lació i manteniment més fàcils&quot;,&#10;" calcext:value-type="string">
            <text:p>"Instal·lació i manteniment més fàcils",</text:p>
            <text:p/>
          </table:table-cell>
          <table:table-cell table:formula="of:=COM.MICROSOFT.CONCAT(CHAR(34);[$Sheet1.F5];CHAR(34);&quot;,&quot;)" office:value-type="string" office:string-value="&quot;Localització d’avaries més senzilla&quot;," calcext:value-type="string">
            <text:p>"Localització d’avaries més senzilla",</text:p>
          </table:table-cell>
          <table:table-cell table:formula="of:=COM.MICROSOFT.CONCAT(&quot;[&quot;;CHAR(10);[.D5:.H5];CHAR(10);&quot;],&quot;;CHAR(10))" office:value-type="string" office:string-value="[&#10;&quot;Quin avantatge tenen les xarxes aèries de baixa tensió?&quot;,&#10;&quot;Menor impacte visual&quot;,&#10;&quot;Major resistència als llamps&quot;,&#10;&quot;Instal·lació i manteniment més fàcils&quot;,&#10;&quot;Localització d’avaries més senzilla&quot;,&#10;],&#10;" calcext:value-type="string">
            <text:p>[</text:p>
            <text:p>"Quin avantatge tenen les xarxes aèries de baixa tensió?",</text:p>
            <text:p>"Menor impacte visual",</text:p>
            <text:p>"Major resistència als llamps",</text:p>
            <text:p>"Instal·lació i manteniment més fàcils",</text:p>
            <text:p>"Localització d’avaries més senzilla",</text:p>
            <text:p>],</text:p>
            <text:p/>
          </table:table-cell>
          <table:table-cell table:formula="of:=COM.MICROSOFT.CONCAT([$Sheet1.G5];&quot;, &quot;)" office:value-type="string" office:string-value="3, " calcext:value-type="string">
            <text:p>3, </text:p>
          </table:table-cell>
        </table:table-row>
        <table:table-row table:style-name="ro9">
          <table:table-cell table:number-columns-repeated="3"/>
          <table:table-cell table:formula="of:=COM.MICROSOFT.CONCAT(CHAR(34);[$Sheet1.B6];CHAR(34);&quot;,&quot;;CHAR(10))" office:value-type="string" office:string-value="&quot;Quin és el material més comú per als conductors en xarxes de baixa tensió tibades?&quot;,&#10;" calcext:value-type="string">
            <text:p>"Quin és el material més comú per als conductors en xarxes de baixa tensió tibades?",</text:p>
            <text:p/>
          </table:table-cell>
          <table:table-cell table:formula="of:=COM.MICROSOFT.CONCAT(CHAR(34);[$Sheet1.C6];CHAR(34);&quot;,&quot;;CHAR(10))" office:value-type="string" office:string-value="&quot;Coure&quot;,&#10;" calcext:value-type="string">
            <text:p>"Coure",</text:p>
            <text:p/>
          </table:table-cell>
          <table:table-cell table:formula="of:=COM.MICROSOFT.CONCAT(CHAR(34);[$Sheet1.D6];CHAR(34);&quot;,&quot;;CHAR(10))" office:value-type="string" office:string-value="&quot;Alumini&quot;,&#10;" calcext:value-type="string">
            <text:p>"Alumini",</text:p>
            <text:p/>
          </table:table-cell>
          <table:table-cell table:formula="of:=COM.MICROSOFT.CONCAT(CHAR(34);[$Sheet1.E6];CHAR(34);&quot;,&quot;;CHAR(10))" office:value-type="string" office:string-value="&quot;Acer inoxidable&quot;,&#10;" calcext:value-type="string">
            <text:p>"Acer inoxidable",</text:p>
            <text:p/>
          </table:table-cell>
          <table:table-cell table:formula="of:=COM.MICROSOFT.CONCAT(CHAR(34);[$Sheet1.F6];CHAR(34);&quot;,&quot;)" office:value-type="string" office:string-value="&quot;Ferro galvanitzat&quot;," calcext:value-type="string">
            <text:p>"Ferro galvanitzat",</text:p>
          </table:table-cell>
          <table:table-cell table:formula="of:=COM.MICROSOFT.CONCAT(&quot;[&quot;;CHAR(10);[.D6:.H6];CHAR(10);&quot;],&quot;;CHAR(10))" office:value-type="string" office:string-value="[&#10;&quot;Quin és el material més comú per als conductors en xarxes de baixa tensió tibades?&quot;,&#10;&quot;Coure&quot;,&#10;&quot;Alumini&quot;,&#10;&quot;Acer inoxidable&quot;,&#10;&quot;Ferro galvanitzat&quot;,&#10;],&#10;" calcext:value-type="string">
            <text:p>[</text:p>
            <text:p>"Quin és el material més comú per als conductors en xarxes de baixa tensió tibades?",</text:p>
            <text:p>"Coure",</text:p>
            <text:p>"Alumini",</text:p>
            <text:p>"Acer inoxidable",</text:p>
            <text:p>"Ferro galvanitzat",</text:p>
            <text:p>],</text:p>
            <text:p/>
          </table:table-cell>
          <table:table-cell table:formula="of:=COM.MICROSOFT.CONCAT([$Sheet1.G6];&quot;, &quot;)" office:value-type="string" office:string-value="2, " calcext:value-type="string">
            <text:p>2, </text:p>
          </table:table-cell>
        </table:table-row>
        <table:table-row table:style-name="ro11">
          <table:table-cell table:number-columns-repeated="3"/>
          <table:table-cell table:formula="of:=COM.MICROSOFT.CONCAT(CHAR(34);[$Sheet1.B7];CHAR(34);&quot;,&quot;;CHAR(10))" office:value-type="string" office:string-value="&quot;Quin material s’utilitza habitualment per a l’aïllament de cables en xarxes de baixa tensió?&quot;,&#10;" calcext:value-type="string">
            <text:p>"Quin material s’utilitza habitualment per a l’aïllament de cables en xarxes de baixa tensió?",</text:p>
            <text:p/>
          </table:table-cell>
          <table:table-cell table:formula="of:=COM.MICROSOFT.CONCAT(CHAR(34);[$Sheet1.C7];CHAR(34);&quot;,&quot;;CHAR(10))" office:value-type="string" office:string-value="&quot;PVC&quot;,&#10;" calcext:value-type="string">
            <text:p>"PVC",</text:p>
            <text:p/>
          </table:table-cell>
          <table:table-cell table:formula="of:=COM.MICROSOFT.CONCAT(CHAR(34);[$Sheet1.D7];CHAR(34);&quot;,&quot;;CHAR(10))" office:value-type="string" office:string-value="&quot;Polietilè reticulat (XLPE)&quot;,&#10;" calcext:value-type="string">
            <text:p>"Polietilè reticulat (XLPE)",</text:p>
            <text:p/>
          </table:table-cell>
          <table:table-cell table:formula="of:=COM.MICROSOFT.CONCAT(CHAR(34);[$Sheet1.E7];CHAR(34);&quot;,&quot;;CHAR(10))" office:value-type="string" office:string-value="&quot;Cautxú&quot;,&#10;" calcext:value-type="string">
            <text:p>"Cautxú",</text:p>
            <text:p/>
          </table:table-cell>
          <table:table-cell table:formula="of:=COM.MICROSOFT.CONCAT(CHAR(34);[$Sheet1.F7];CHAR(34);&quot;,&quot;)" office:value-type="string" office:string-value="&quot;Fibra de vidre&quot;," calcext:value-type="string">
            <text:p>"Fibra de vidre",</text:p>
          </table:table-cell>
          <table:table-cell table:formula="of:=COM.MICROSOFT.CONCAT(&quot;[&quot;;CHAR(10);[.D7:.H7];CHAR(10);&quot;],&quot;;CHAR(10))" office:value-type="string" office:string-value="[&#10;&quot;Quin material s’utilitza habitualment per a l’aïllament de cables en xarxes de baixa tensió?&quot;,&#10;&quot;PVC&quot;,&#10;&quot;Polietilè reticulat (XLPE)&quot;,&#10;&quot;Cautxú&quot;,&#10;&quot;Fibra de vidre&quot;,&#10;],&#10;" calcext:value-type="string">
            <text:p>[</text:p>
            <text:p>"Quin material s’utilitza habitualment per a l’aïllament de cables en xarxes de baixa tensió?",</text:p>
            <text:p>"PVC",</text:p>
            <text:p>"Polietilè reticulat (XLPE)",</text:p>
            <text:p>"Cautxú",</text:p>
            <text:p>"Fibra de vidre",</text:p>
            <text:p>],</text:p>
            <text:p/>
          </table:table-cell>
          <table:table-cell table:formula="of:=COM.MICROSOFT.CONCAT([$Sheet1.G7];&quot;, &quot;)" office:value-type="string" office:string-value="2, " calcext:value-type="string">
            <text:p>2, </text:p>
          </table:table-cell>
        </table:table-row>
        <table:table-row table:style-name="ro12">
          <table:table-cell table:number-columns-repeated="3"/>
          <table:table-cell table:formula="of:=COM.MICROSOFT.CONCAT(CHAR(34);[$Sheet1.B8];CHAR(34);&quot;,&quot;;CHAR(10))" office:value-type="string" office:string-value="&quot;En una línia trifàsica de baixa tensió, quina secció mínima ha de tenir el neutre?&quot;,&#10;" calcext:value-type="string">
            <text:p>"En una línia trifàsica de baixa tensió, quina secció mínima ha de tenir el neutre?",</text:p>
            <text:p/>
          </table:table-cell>
          <table:table-cell table:formula="of:=COM.MICROSOFT.CONCAT(CHAR(34);[$Sheet1.C8];CHAR(34);&quot;,&quot;;CHAR(10))" office:value-type="string" office:string-value="&quot;Igual que la secció de la fase&quot;,&#10;" calcext:value-type="string">
            <text:p>"Igual que la secció de la fase",</text:p>
            <text:p/>
          </table:table-cell>
          <table:table-cell table:formula="of:=COM.MICROSOFT.CONCAT(CHAR(34);[$Sheet1.D8];CHAR(34);&quot;,&quot;;CHAR(10))" office:value-type="string" office:string-value="&quot;Menor que la fase&quot;,&#10;" calcext:value-type="string">
            <text:p>"Menor que la fase",</text:p>
            <text:p/>
          </table:table-cell>
          <table:table-cell table:formula="of:=COM.MICROSOFT.CONCAT(CHAR(34);[$Sheet1.E8];CHAR(34);&quot;,&quot;;CHAR(10))" office:value-type="string" office:string-value="&quot;1,5 vegades la fase&quot;,&#10;" calcext:value-type="string">
            <text:p>"1,5 vegades la fase",</text:p>
            <text:p/>
          </table:table-cell>
          <table:table-cell table:formula="of:=COM.MICROSOFT.CONCAT(CHAR(34);[$Sheet1.F8];CHAR(34);&quot;,&quot;)" office:value-type="string" office:string-value="&quot;Depèn del tipus de conductor&quot;," calcext:value-type="string">
            <text:p>"Depèn del tipus de conductor",</text:p>
          </table:table-cell>
          <table:table-cell table:formula="of:=COM.MICROSOFT.CONCAT(&quot;[&quot;;CHAR(10);[.D8:.H8];CHAR(10);&quot;],&quot;;CHAR(10))" office:value-type="string" office:string-value="[&#10;&quot;En una línia trifàsica de baixa tensió, quina secció mínima ha de tenir el neutre?&quot;,&#10;&quot;Igual que la secció de la fase&quot;,&#10;&quot;Menor que la fase&quot;,&#10;&quot;1,5 vegades la fase&quot;,&#10;&quot;Depèn del tipus de conductor&quot;,&#10;],&#10;" calcext:value-type="string">
            <text:p>[</text:p>
            <text:p>"En una línia trifàsica de baixa tensió, quina secció mínima ha de tenir el neutre?",</text:p>
            <text:p>"Igual que la secció de la fase",</text:p>
            <text:p>"Menor que la fase",</text:p>
            <text:p>"1,5 vegades la fase",</text:p>
            <text:p>"Depèn del tipus de conductor",</text:p>
            <text:p>],</text:p>
            <text:p/>
          </table:table-cell>
          <table:table-cell table:formula="of:=COM.MICROSOFT.CONCAT([$Sheet1.G8];&quot;, &quot;)" office:value-type="string" office:string-value="4, " calcext:value-type="string">
            <text:p>4, </text:p>
          </table:table-cell>
        </table:table-row>
        <table:table-row table:style-name="ro13">
          <table:table-cell table:number-columns-repeated="3"/>
          <table:table-cell table:formula="of:=COM.MICROSOFT.CONCAT(CHAR(34);[$Sheet1.B9];CHAR(34);&quot;,&quot;;CHAR(10))" office:value-type="string" office:string-value="&quot;Quina característica tenen els conductors de cables nus (despullats)?&quot;,&#10;" calcext:value-type="string">
            <text:p>"Quina característica tenen els conductors de cables nus (despullats)?",</text:p>
            <text:p/>
          </table:table-cell>
          <table:table-cell table:formula="of:=COM.MICROSOFT.CONCAT(CHAR(34);[$Sheet1.C9];CHAR(34);&quot;,&quot;;CHAR(10))" office:value-type="string" office:string-value="&quot;Són d’acer inoxidable&quot;,&#10;" calcext:value-type="string">
            <text:p>"Són d’acer inoxidable",</text:p>
            <text:p/>
          </table:table-cell>
          <table:table-cell table:formula="of:=COM.MICROSOFT.CONCAT(CHAR(34);[$Sheet1.D9];CHAR(34);&quot;,&quot;;CHAR(10))" office:value-type="string" office:string-value="&quot;No tenen aïllament&quot;,&#10;" calcext:value-type="string">
            <text:p>"No tenen aïllament",</text:p>
            <text:p/>
          </table:table-cell>
          <table:table-cell table:formula="of:=COM.MICROSOFT.CONCAT(CHAR(34);[$Sheet1.E9];CHAR(34);&quot;,&quot;;CHAR(10))" office:value-type="string" office:string-value="&quot;Estan fets de plom&quot;,&#10;" calcext:value-type="string">
            <text:p>"Estan fets de plom",</text:p>
            <text:p/>
          </table:table-cell>
          <table:table-cell table:formula="of:=COM.MICROSOFT.CONCAT(CHAR(34);[$Sheet1.F9];CHAR(34);&quot;,&quot;)" office:value-type="string" office:string-value="&quot;S’utilitzen en xarxes soterrades&quot;," calcext:value-type="string">
            <text:p>"S’utilitzen en xarxes soterrades",</text:p>
          </table:table-cell>
          <table:table-cell table:formula="of:=COM.MICROSOFT.CONCAT(&quot;[&quot;;CHAR(10);[.D9:.H9];CHAR(10);&quot;],&quot;;CHAR(10))" office:value-type="string" office:string-value="[&#10;&quot;Quina característica tenen els conductors de cables nus (despullats)?&quot;,&#10;&quot;Són d’acer inoxidable&quot;,&#10;&quot;No tenen aïllament&quot;,&#10;&quot;Estan fets de plom&quot;,&#10;&quot;S’utilitzen en xarxes soterrades&quot;,&#10;],&#10;" calcext:value-type="string">
            <text:p>[</text:p>
            <text:p>"Quina característica tenen els conductors de cables nus (despullats)?",</text:p>
            <text:p>"Són d’acer inoxidable",</text:p>
            <text:p>"No tenen aïllament",</text:p>
            <text:p>"Estan fets de plom",</text:p>
            <text:p>"S’utilitzen en xarxes soterrades",</text:p>
            <text:p>],</text:p>
            <text:p/>
          </table:table-cell>
          <table:table-cell table:formula="of:=COM.MICROSOFT.CONCAT([$Sheet1.G9];&quot;, &quot;)" office:value-type="string" office:string-value="3, " calcext:value-type="string">
            <text:p>3, </text:p>
          </table:table-cell>
        </table:table-row>
        <table:table-row table:style-name="ro14">
          <table:table-cell table:number-columns-repeated="3"/>
          <table:table-cell table:formula="of:=COM.MICROSOFT.CONCAT(CHAR(34);[$Sheet1.B10];CHAR(34);&quot;,&quot;;CHAR(10))" office:value-type="string" office:string-value="&quot;Cada quants metres s'ha de connectar el neutre a terra en xarxes públiques de baixa tensió?&quot;,&#10;" calcext:value-type="string">
            <text:p>"Cada quants metres s'ha de connectar el neutre a terra en xarxes públiques de baixa tensió?",</text:p>
            <text:p/>
          </table:table-cell>
          <table:table-cell table:formula="of:=COM.MICROSOFT.CONCAT(CHAR(34);[$Sheet1.C10];CHAR(34);&quot;,&quot;;CHAR(10))" office:value-type="string" office:string-value="&quot;Cada 100 metres&quot;,&#10;" calcext:value-type="string">
            <text:p>"Cada 100 metres",</text:p>
            <text:p/>
          </table:table-cell>
          <table:table-cell table:formula="of:=COM.MICROSOFT.CONCAT(CHAR(34);[$Sheet1.D10];CHAR(34);&quot;,&quot;;CHAR(10))" office:value-type="string" office:string-value="&quot;Cada 500 metres&quot;,&#10;" calcext:value-type="string">
            <text:p>"Cada 500 metres",</text:p>
            <text:p/>
          </table:table-cell>
          <table:table-cell table:formula="of:=COM.MICROSOFT.CONCAT(CHAR(34);[$Sheet1.E10];CHAR(34);&quot;,&quot;;CHAR(10))" office:value-type="string" office:string-value="&quot;Cada 1000 metres&quot;,&#10;" calcext:value-type="string">
            <text:p>"Cada 1000 metres",</text:p>
            <text:p/>
          </table:table-cell>
          <table:table-cell table:formula="of:=COM.MICROSOFT.CONCAT(CHAR(34);[$Sheet1.F10];CHAR(34);&quot;,&quot;)" office:value-type="string" office:string-value="&quot;Cada 50 metres&quot;," calcext:value-type="string">
            <text:p>"Cada 50 metres",</text:p>
          </table:table-cell>
          <table:table-cell table:formula="of:=COM.MICROSOFT.CONCAT(&quot;[&quot;;CHAR(10);[.D10:.H10];CHAR(10);&quot;],&quot;;CHAR(10))" office:value-type="string" office:string-value="[&#10;&quot;Cada quants metres s'ha de connectar el neutre a terra en xarxes públiques de baixa tensió?&quot;,&#10;&quot;Cada 100 metres&quot;,&#10;&quot;Cada 500 metres&quot;,&#10;&quot;Cada 1000 metres&quot;,&#10;&quot;Cada 50 metres&quot;,&#10;],&#10;" calcext:value-type="string">
            <text:p>[</text:p>
            <text:p>"Cada quants metres s'ha de connectar el neutre a terra en xarxes públiques de baixa tensió?",</text:p>
            <text:p>"Cada 100 metres",</text:p>
            <text:p>"Cada 500 metres",</text:p>
            <text:p>"Cada 1000 metres",</text:p>
            <text:p>"Cada 50 metres",</text:p>
            <text:p>],</text:p>
            <text:p/>
          </table:table-cell>
          <table:table-cell table:formula="of:=COM.MICROSOFT.CONCAT([$Sheet1.G10];&quot;, &quot;)" office:value-type="string" office:string-value="2, " calcext:value-type="string">
            <text:p>2, </text:p>
          </table:table-cell>
        </table:table-row>
        <table:table-row table:style-name="ro14">
          <table:table-cell table:number-columns-repeated="3"/>
          <table:table-cell table:formula="of:=COM.MICROSOFT.CONCAT(CHAR(34);[$Sheet1.B11];CHAR(34);&quot;,&quot;;CHAR(10))" office:value-type="string" office:string-value="&quot;Quin tipus de suport s’utilitza per suportar tant el pes com la tensió dels cables en xarxes tibades?&quot;,&#10;" calcext:value-type="string">
            <text:p>"Quin tipus de suport s’utilitza per suportar tant el pes com la tensió dels cables en xarxes tibades?",</text:p>
            <text:p/>
          </table:table-cell>
          <table:table-cell table:formula="of:=COM.MICROSOFT.CONCAT(CHAR(34);[$Sheet1.C11];CHAR(34);&quot;,&quot;;CHAR(10))" office:value-type="string" office:string-value="&quot;Suports d’alineació&quot;,&#10;" calcext:value-type="string">
            <text:p>"Suports d’alineació",</text:p>
            <text:p/>
          </table:table-cell>
          <table:table-cell table:formula="of:=COM.MICROSOFT.CONCAT(CHAR(34);[$Sheet1.D11];CHAR(34);&quot;,&quot;;CHAR(10))" office:value-type="string" office:string-value="&quot;Suports d’ancoratge&quot;,&#10;" calcext:value-type="string">
            <text:p>"Suports d’ancoratge",</text:p>
            <text:p/>
          </table:table-cell>
          <table:table-cell table:formula="of:=COM.MICROSOFT.CONCAT(CHAR(34);[$Sheet1.E11];CHAR(34);&quot;,&quot;;CHAR(10))" office:value-type="string" office:string-value="&quot;Suports de fusta&quot;,&#10;" calcext:value-type="string">
            <text:p>"Suports de fusta",</text:p>
            <text:p/>
          </table:table-cell>
          <table:table-cell table:formula="of:=COM.MICROSOFT.CONCAT(CHAR(34);[$Sheet1.F11];CHAR(34);&quot;,&quot;)" office:value-type="string" office:string-value="&quot;Suports metàl·lics&quot;," calcext:value-type="string">
            <text:p>"Suports metàl·lics",</text:p>
          </table:table-cell>
          <table:table-cell table:formula="of:=COM.MICROSOFT.CONCAT(&quot;[&quot;;CHAR(10);[.D11:.H11];CHAR(10);&quot;],&quot;;CHAR(10))" office:value-type="string" office:string-value="[&#10;&quot;Quin tipus de suport s’utilitza per suportar tant el pes com la tensió dels cables en xarxes tibades?&quot;,&#10;&quot;Suports d’alineació&quot;,&#10;&quot;Suports d’ancoratge&quot;,&#10;&quot;Suports de fusta&quot;,&#10;&quot;Suports metàl·lics&quot;,&#10;],&#10;" calcext:value-type="string">
            <text:p>[</text:p>
            <text:p>"Quin tipus de suport s’utilitza per suportar tant el pes com la tensió dels cables en xarxes tibades?",</text:p>
            <text:p>"Suports d’alineació",</text:p>
            <text:p>"Suports d’ancoratge",</text:p>
            <text:p>"Suports de fusta",</text:p>
            <text:p>"Suports metàl·lics",</text:p>
            <text:p>],</text:p>
            <text:p/>
          </table:table-cell>
          <table:table-cell table:formula="of:=COM.MICROSOFT.CONCAT([$Sheet1.G11];&quot;, &quot;)" office:value-type="string" office:string-value="2, " calcext:value-type="string">
            <text:p>2, </text:p>
          </table:table-cell>
        </table:table-row>
        <table:table-row table:style-name="ro4">
          <table:table-cell table:number-columns-repeated="3"/>
          <table:table-cell table:formula="of:=COM.MICROSOFT.CONCAT(CHAR(34);[$Sheet1.B12];CHAR(34);&quot;,&quot;;CHAR(10))" office:value-type="string" office:string-value="&quot;Quina és l’altura mínima que ha de tenir una línia de baixa tensió tibada sobre una via pública?&quot;,&#10;" calcext:value-type="string">
            <text:p>"Quina és l’altura mínima que ha de tenir una línia de baixa tensió tibada sobre una via pública?",</text:p>
            <text:p/>
          </table:table-cell>
          <table:table-cell table:formula="of:=COM.MICROSOFT.CONCAT(CHAR(34);[$Sheet1.C12];CHAR(34);&quot;,&quot;;CHAR(10))" office:value-type="string" office:string-value="&quot;4 metres&quot;,&#10;" calcext:value-type="string">
            <text:p>"4 metres",</text:p>
            <text:p/>
          </table:table-cell>
          <table:table-cell table:formula="of:=COM.MICROSOFT.CONCAT(CHAR(34);[$Sheet1.D12];CHAR(34);&quot;,&quot;;CHAR(10))" office:value-type="string" office:string-value="&quot;5 metres&quot;,&#10;" calcext:value-type="string">
            <text:p>"5 metres",</text:p>
            <text:p/>
          </table:table-cell>
          <table:table-cell table:formula="of:=COM.MICROSOFT.CONCAT(CHAR(34);[$Sheet1.E12];CHAR(34);&quot;,&quot;;CHAR(10))" office:value-type="string" office:string-value="&quot;6 metres&quot;,&#10;" calcext:value-type="string">
            <text:p>"6 metres",</text:p>
            <text:p/>
          </table:table-cell>
          <table:table-cell table:formula="of:=COM.MICROSOFT.CONCAT(CHAR(34);[$Sheet1.F12];CHAR(34);&quot;,&quot;)" office:value-type="string" office:string-value="&quot;3 metres&quot;," calcext:value-type="string">
            <text:p>"3 metres",</text:p>
          </table:table-cell>
          <table:table-cell table:formula="of:=COM.MICROSOFT.CONCAT(&quot;[&quot;;CHAR(10);[.D12:.H12];CHAR(10);&quot;],&quot;;CHAR(10))" office:value-type="string" office:string-value="[&#10;&quot;Quina és l’altura mínima que ha de tenir una línia de baixa tensió tibada sobre una via pública?&quot;,&#10;&quot;4 metres&quot;,&#10;&quot;5 metres&quot;,&#10;&quot;6 metres&quot;,&#10;&quot;3 metres&quot;,&#10;],&#10;" calcext:value-type="string">
            <text:p>[</text:p>
            <text:p>"Quina és l’altura mínima que ha de tenir una línia de baixa tensió tibada sobre una via pública?",</text:p>
            <text:p>"4 metres",</text:p>
            <text:p>"5 metres",</text:p>
            <text:p>"6 metres",</text:p>
            <text:p>"3 metres",</text:p>
            <text:p>],</text:p>
            <text:p/>
          </table:table-cell>
          <table:table-cell table:formula="of:=COM.MICROSOFT.CONCAT([$Sheet1.G12];&quot;, &quot;)" office:value-type="string" office:string-value="2, " calcext:value-type="string">
            <text:p>2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7" style:display-name="ConditionalStyle_7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3" style:display-name="ConditionalStyle_3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style:style style:name="ConditionalStyle_5f_6" style:display-name="ConditionalStyle_6" style:family="table-cell" style:parent-style-name="Default">
      <style:table-cell-properties fo:background-color="#ffffff"/>
      <style:text-properties fo:color="#9c0006" style:font-name="Arial" fo:font-family="Arial" style:font-family-generic="swiss" fo:font-size="10pt" style:font-size-asian="10pt" style:font-name-complex="Arial" style:font-family-complex="Arial" style:font-family-generic-complex="swiss" style:font-size-complex="10pt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74cm" fo:margin-left="0cm" fo:margin-right="0cm" fo:margin-bottom="2.321cm"/>
      </style:header-style>
      <style:footer-style>
        <style:header-footer-properties fo:min-height="2.674cm" fo:margin-left="0cm" fo:margin-right="0cm" fo:margin-top="2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09:25:44.5353458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18-08-21T07:19:04</meta:creation-date>
    <dc:date>2024-11-29T09:38:57.710876084</dc:date>
    <dc:language>en-US</dc:language>
    <meta:editing-duration>PT4H2M2S</meta:editing-duration>
    <meta:generator>LibreOffice/24.2.7.2$Linux_X86_64 LibreOffice_project/420$Build-2</meta:generator>
    <meta:document-statistic meta:table-count="2" meta:cell-count="237" meta:object-count="0"/>
    <meta:user-defined meta:name="AppVersion">16.0300</meta:user-defined>
  </office:meta>
</office:document-meta>
</file>